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be514"/>
    </style:style>
    <style:style style:name="P2" style:family="paragraph" style:parent-style-name="Heading_20_1">
      <style:paragraph-properties fo:break-before="page"/>
      <style:text-properties officeooo:rsid="001d3e99" officeooo:paragraph-rsid="001d3e99"/>
    </style:style>
    <style:style style:name="P3" style:family="paragraph" style:parent-style-name="Heading_20_1">
      <style:text-properties officeooo:rsid="001d3e99" officeooo:paragraph-rsid="001d3e99"/>
    </style:style>
    <style:style style:name="P4" style:family="paragraph" style:parent-style-name="Heading_20_2">
      <style:text-properties officeooo:rsid="001f6182" officeooo:paragraph-rsid="001f6182"/>
    </style:style>
    <style:style style:name="P5" style:family="paragraph" style:parent-style-name="Standard">
      <style:text-properties officeooo:paragraph-rsid="001be514"/>
    </style:style>
    <style:style style:name="P6" style:family="paragraph" style:parent-style-name="Standard">
      <style:text-properties officeooo:paragraph-rsid="00210908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5">
      <style:text-properties officeooo:rsid="002c0298" officeooo:paragraph-rsid="002c0298"/>
    </style:style>
    <style:style style:name="P11" style:family="paragraph" style:parent-style-name="Standard">
      <style:text-properties officeooo:paragraph-rsid="002c0298"/>
    </style:style>
    <style:style style:name="P12" style:family="paragraph" style:parent-style-name="Text_20_body">
      <style:text-properties officeooo:paragraph-rsid="001d3e99"/>
    </style:style>
    <style:style style:name="P13" style:family="paragraph" style:parent-style-name="Text_20_body">
      <style:text-properties officeooo:rsid="0022b1a9" officeooo:paragraph-rsid="0022b1a9"/>
    </style:style>
    <style:style style:name="P14" style:family="paragraph" style:parent-style-name="Text_20_body" style:list-style-name="L4">
      <style:text-properties officeooo:rsid="0022b1a9" officeooo:paragraph-rsid="0022b1a9"/>
    </style:style>
    <style:style style:name="P15" style:family="paragraph" style:parent-style-name="Text_20_body">
      <style:text-properties officeooo:rsid="0028e743" officeooo:paragraph-rsid="0028e743"/>
    </style:style>
    <style:style style:name="P16" style:family="paragraph" style:parent-style-name="Text_20_body" style:list-style-name="L4">
      <style:text-properties officeooo:rsid="002ad408" officeooo:paragraph-rsid="002ad408"/>
    </style:style>
    <style:style style:name="T1" style:family="text">
      <style:text-properties officeooo:rsid="001be514"/>
    </style:style>
    <style:style style:name="T2" style:family="text">
      <style:text-properties officeooo:rsid="002469b1"/>
    </style:style>
    <style:style style:name="T3" style:family="text">
      <style:text-properties officeooo:rsid="0025892c"/>
    </style:style>
    <style:style style:name="T4" style:family="text">
      <style:text-properties officeooo:rsid="0026f48e"/>
    </style:style>
    <style:style style:name="T5" style:family="text">
      <style:text-properties officeooo:rsid="0028fe3f"/>
    </style:style>
    <style:style style:name="T6" style:family="text">
      <style:text-properties officeooo:rsid="002c029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icijalne informacije</text:h>
      <text:p text:style-name="P12"/>
      <text:p text:style-name="Standard">Na poslednjem TT (TT08) ima nekoliko analog design-ova.</text:p>
      <text:p text:style-name="Standard"><text:a xlink:type="simple" xlink:href="https://tinytapeout.com/runs/tt08/" text:style-name="Internet_20_link" text:visited-style-name="Visited_20_Internet_20_Link"><text:span text:style-name="T1">https://tinytapeout.com/runs/tt08/</text:span></text:a></text:p>
      <text:p text:style-name="Standard"/>
      <text:p text:style-name="P1">Analog specs:</text:p>
      <text:p text:style-name="P1"><text:a xlink:type="simple" xlink:href="https://tinytapeout.com/specs/analog/" text:style-name="Internet_20_link" text:visited-style-name="Visited_20_Internet_20_Link"><text:span text:style-name="T1">https://tinytapeout.com/specs/analog/</text:span></text:a></text:p>
      <text:p text:style-name="P1"/>
      <text:p text:style-name="P1"/>
      <text:p text:style-name="P1"/>
      <text:h text:style-name="P4" text:outline-level="2">Primeri projekata</text:h>
      <text:list xml:id="list4142282725" text:style-name="L1">
        <text:list-item>
          <text:p text:style-name="P7">constant current generator review presentation:</text:p>
        </text:list-item>
      </text:list>
      <text:p text:style-name="P6"><text:a xlink:type="simple" xlink:href="https://github.com/rburt16/tt08-analog-bias-generator/blob/main/docs/bias_generator_design_review.pdf" text:style-name="Internet_20_link" text:visited-style-name="Visited_20_Internet_20_Link"><text:span text:style-name="T1">https://github.com/rburt16/tt08-analog-bias-generator/blob/main/docs/bias_generator_design_review.pdf</text:span></text:a></text:p>
      <text:p text:style-name="Standard"/>
      <text:list xml:id="list2736432356" text:style-name="L2">
        <text:list-item>
          <text:p text:style-name="P8">bandgap reference:</text:p>
        </text:list-item>
      </text:list>
      <text:p text:style-name="Standard"><text:a xlink:type="simple" xlink:href="https://tinytapeout.com/runs/tt08/tt_um_bgr_agolmanesh" text:style-name="Internet_20_link" text:visited-style-name="Visited_20_Internet_20_Link"><text:span text:style-name="T1">https://tinytapeout.com/runs/tt08/tt_um_bgr_agolmanesh</text:span></text:a></text:p>
      <text:p text:style-name="Standard"/>
      <text:list xml:id="list37804686" text:style-name="L3">
        <text:list-item>
          <text:p text:style-name="P9">two stage opamp:</text:p>
        </text:list-item>
      </text:list>
      <text:p text:style-name="Standard"><text:a xlink:type="simple" xlink:href="https://tinytapeout.com/runs/tt08/tt_um_ssp_opamp" text:style-name="Internet_20_link" text:visited-style-name="Visited_20_Internet_20_Link"><text:span text:style-name="T1">https://tinytapeout.com/runs/tt08/tt_um_ssp_opamp</text:span></text:a></text:p>
      <text:p text:style-name="Standard"/>
      <text:p text:style-name="Standard"/>
      <text:list xml:id="list1107554493" text:style-name="L5">
        <text:list-item>
          <text:p text:style-name="P10">temperature sensor:</text:p>
        </text:list-item>
      </text:list>
      <text:p text:style-name="P11"><text:a xlink:type="simple" xlink:href="https://tinytapeout.com/runs/tt03/hpretl_tt03_temperature_sensor" text:style-name="Internet_20_link" text:visited-style-name="Visited_20_Internet_20_Link"><text:span text:style-name="T6">https://tinytapeout.com/runs/tt03/hpretl_tt03_temperature_sensor</text:span></text:a></text:p>
      <text:h text:style-name="P2" text:outline-level="1">Tema projekta</text:h>
      <text:p text:style-name="P12"/>
      <text:p text:style-name="P13">Podblokovi koji bi bili ostvarivi:</text:p>
      <text:list xml:id="list3024415246" text:style-name="L4">
        <text:list-item>
          <text:p text:style-name="P14">operacioni pojacavac</text:p>
          <text:list>
            <text:list-item>
              <text:p text:style-name="P14">bilo koja konfiguracija sa OP (neinvertujuci, invertujuci, instrumentacioni)</text:p>
            </text:list-item>
            <text:list-item>
              <text:p text:style-name="P14">LDO</text:p>
            </text:list-item>
          </text:list>
        </text:list-item>
        <text:list-item>
          <text:p text:style-name="P14">LDO</text:p>
        </text:list-item>
        <text:list-item>
          <text:p text:style-name="P14">bandgap</text:p>
          <text:list>
            <text:list-item>
              <text:p text:style-name="P14">PTAT <text:span text:style-name="T2">str</text:span><text:span text:style-name="T3">uje</text:span><text:span text:style-name="T4"> (proces varijacija?)</text:span></text:p>
            </text:list-item>
            <text:list-item>
              <text:p text:style-name="P14">bandgap napon (ili neki deo njega VBG/N)</text:p>
            </text:list-item>
          </text:list>
        </text:list-item>
        <text:list-item>
          <text:p text:style-name="P16">temperaturni senzor</text:p>
        </text:list-item>
      </text:list>
      <text:p text:style-name="P15"/>
      <text:p text:style-name="P15">Bilo koji vid digitalne kontrole gorenavedenih blokova.</text:p>
      <text:p text:style-name="P15">Dostupna 4 pina po ceni od 50$ po komadu. Ograniciti se mozda na 4 pina, eventualno mozda 5<text:span text:style-name="T5">. pin dodati ukoliko bude moralo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8:54:46.762846956</meta:creation-date>
    <dc:date>2024-09-30T19:23:57.507598272</dc:date>
    <meta:editing-duration>PT12M29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107" meta:character-count="984" meta:non-whitespace-character-count="915"/>
  </office:meta>
</office:document-meta>
</file>